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Energy(eV)</text:p>
          </table:table-cell>
          <table:table-cell office:value-type="string" calcext:value-type="string">
            <text:p>E2F</text:p>
          </table:table-cell>
        </table:table-row>
        <table:table-row table:style-name="ro1">
          <table:table-cell office:value-type="float" office:value="1E+017" calcext:value-type="float">
            <text:p>1.00E+17</text:p>
          </table:table-cell>
          <table:table-cell office:value-type="float" office:value="0.0000378031587350919" calcext:value-type="float">
            <text:p>3.78031587350919E-05</text:p>
          </table:table-cell>
        </table:table-row>
        <table:table-row table:style-name="ro1">
          <table:table-cell office:value-type="float" office:value="3.16E+017" calcext:value-type="float">
            <text:p>3.16E+17</text:p>
          </table:table-cell>
          <table:table-cell office:value-type="float" office:value="0.0000212857956089305" calcext:value-type="float">
            <text:p>2.12857956089305E-05</text:p>
          </table:table-cell>
        </table:table-row>
        <table:table-row table:style-name="ro1">
          <table:table-cell office:value-type="float" office:value="1E+018" calcext:value-type="float">
            <text:p>1.00E+18</text:p>
          </table:table-cell>
          <table:table-cell office:value-type="float" office:value="0.0000187999763690681" calcext:value-type="float">
            <text:p>1.87999763690681E-05</text:p>
          </table:table-cell>
        </table:table-row>
        <table:table-row table:style-name="ro1">
          <table:table-cell office:value-type="float" office:value="3.16E+018" calcext:value-type="float">
            <text:p>3.16E+18</text:p>
          </table:table-cell>
          <table:table-cell office:value-type="float" office:value="0.0000233635765239324" calcext:value-type="float">
            <text:p>2.33635765239324E-05</text:p>
          </table:table-cell>
        </table:table-row>
        <table:table-row table:style-name="ro1">
          <table:table-cell office:value-type="float" office:value="1E+019" calcext:value-type="float">
            <text:p>1.00E+19</text:p>
          </table:table-cell>
          <table:table-cell office:value-type="float" office:value="0.0000323677387078434" calcext:value-type="float">
            <text:p>3.23677387078434E-05</text:p>
          </table:table-cell>
        </table:table-row>
        <table:table-row table:style-name="ro1">
          <table:table-cell office:value-type="float" office:value="3.16E+019" calcext:value-type="float">
            <text:p>3.16E+19</text:p>
          </table:table-cell>
          <table:table-cell office:value-type="float" office:value="0.0000469796862833749" calcext:value-type="float">
            <text:p>4.69796862833749E-05</text:p>
          </table:table-cell>
        </table:table-row>
        <table:table-row table:style-name="ro1">
          <table:table-cell office:value-type="float" office:value="1E+020" calcext:value-type="float">
            <text:p>1.00E+20</text:p>
          </table:table-cell>
          <table:table-cell office:value-type="float" office:value="0.0000760149258858245" calcext:value-type="float">
            <text:p>7.60149258858245E-05</text:p>
          </table:table-cell>
        </table:table-row>
        <table:table-row table:style-name="ro1">
          <table:table-cell office:value-type="float" office:value="3.16E+020" calcext:value-type="float">
            <text:p>3.16E+20</text:p>
          </table:table-cell>
          <table:table-cell office:value-type="float" office:value="0.000126873460796958" calcext:value-type="float">
            <text:p>0.000126873460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6:35:42.930098791</meta:creation-date>
    <dc:date>2018-07-23T16:39:19.710980700</dc:date>
    <meta:editing-duration>PT3M38S</meta:editing-duration>
    <meta:editing-cycles>1</meta:editing-cycles>
    <meta:document-statistic meta:table-count="1" meta:cell-count="18" meta:object-count="0"/>
    <meta:generator>LibreOffice/5.3.6.1$Linux_X86_64 LibreOffice_project/30$Build-1</meta:generator>
  </office:meta>
</office:document-meta>
</file>